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8cm" svg:height="7.163cm" svg:x="0cm" svg:y="1.734cm" presentation:class="title" presentation:user-transformed="true">
          <draw:text-box>
            <text:p text:style-name="P1"><text:span text:style-name="T1">Yahweh Se Manifestará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Se siente</text:span><text:span text:style-name="T2"><text:line-break/></text:span><text:span text:style-name="T2">Tu gloria en este lugar</text:span><text:span text:style-name="T2"><text:line-break/></text:span><text:span text:style-name="T2">Algo grande va a pasar</text:span><text:span text:style-name="T2"><text:line-break/></text:span><text:span text:style-name="T2">Se activa lo sobrenatural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Yahweh, Rafa</text:span><text:span text:style-name="T2"><text:line-break/></text:span><text:span text:style-name="T2">Elohim, Shaddai</text:span><text:span text:style-name="T2"><text:line-break/></text:span><text:span text:style-name="T2">Jireh, Adonai</text:span><text:span text:style-name="T2"><text:line-break/></text:span><text:span text:style-name="T2">Se manifestará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Si Le adoras, Él se manifestará</text:span><text:span text:style-name="T2"><text:line-break/></text:span><text:span text:style-name="T2">Si Le llamas, Él se manifestará</text:span><text:span text:style-name="T2"><text:line-break/></text:span><text:span text:style-name="T2">Si Le buscas, Él se manifestará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Yahweh se manifestará</text:span><text:span text:style-name="T2"><text:line-break/></text:span><text:span text:style-name="T2">Jireh se manifestará</text:span><text:span text:style-name="T2"><text:line-break/></text:span><text:span text:style-name="T2">Rafa se manifestará</text:span><text:span text:style-name="T2"><text:line-break/></text:span><text:span text:style-name="T2">Se manifestará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09T18:29:33.191000000</meta:creation-date>
    <dc:date>2023-02-09T18:51:38.671000000</dc:date>
    <meta:editing-duration>PT22M6S</meta:editing-duration>
    <meta:editing-cycles>1</meta:editing-cycles>
    <meta:document-statistic meta:object-count="36"/>
    <meta:generator>Real_Office/6.2.3.2$Windows_x86 LibreOffice_project/b40a93cffb3080b9876e40c60e03703e9bd35612</meta:generator>
  </office:meta>
</office:document-meta>
</file>